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10_T3_tuning" table:style-name="ta1">
        <table:shapes>
          <draw:frame draw:z-index="0" draw:style-name="gr1" draw:text-style-name="P1" svg:width="6.2988in" svg:height="3.5429in" svg:x="5.1957in" svg:y="0.2276in">
            <draw:object draw:notify-on-update-of-ranges="M_201028_FU_M10_T3_tuning.B1:M_201028_FU_M10_T3_tuning.B1 M_201028_FU_M10_T3_tuning.B2:M_201028_FU_M10_T3_tuning.B21 M_201028_FU_M10_T3_tuning.E1:M_201028_FU_M10_T3_tuning.E1 M_201028_FU_M10_T3_tuning.E2:M_201028_FU_M10_T3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29834273219187" calcext:value-type="float">
            <text:p>0.006298342732192</text:p>
          </table:table-cell>
          <table:table-cell office:value-type="float" office:value="-6.74765160186034" calcext:value-type="float">
            <text:p>-6.7476516018603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85393435175218" calcext:value-type="float">
            <text:p>0.006853934351752</text:p>
          </table:table-cell>
          <table:table-cell office:value-type="float" office:value="-6.87805615965642" calcext:value-type="float">
            <text:p>-6.8780561596564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11711796129605" calcext:value-type="float">
            <text:p>0.006117117961296</text:p>
          </table:table-cell>
          <table:table-cell office:value-type="float" office:value="-6.98554368933626" calcext:value-type="float">
            <text:p>-6.9855436893362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491842595662229" calcext:value-type="float">
            <text:p>0.004918425956622</text:p>
          </table:table-cell>
          <table:table-cell office:value-type="float" office:value="-7.08207100643539" calcext:value-type="float">
            <text:p>-7.082071006435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46157889988019" calcext:value-type="float">
            <text:p>0.004615788998802</text:p>
          </table:table-cell>
          <table:table-cell office:value-type="float" office:value="-7.16211307813724" calcext:value-type="float">
            <text:p>-7.1621130781372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34728362588108" calcext:value-type="float">
            <text:p>0.006347283625881</text:p>
          </table:table-cell>
          <table:table-cell office:value-type="float" office:value="-7.24844082735917" calcext:value-type="float">
            <text:p>-7.2484408273591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469442874875003" calcext:value-type="float">
            <text:p>0.00469442874875</text:p>
          </table:table-cell>
          <table:table-cell office:value-type="float" office:value="-7.5160333070159" calcext:value-type="float">
            <text:p>-7.516033307015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293547084660729" calcext:value-type="float">
            <text:p>0.002935470846607</text:p>
          </table:table-cell>
          <table:table-cell office:value-type="float" office:value="-8.08456217283127" calcext:value-type="float">
            <text:p>-8.0845621728312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354271657450586" calcext:value-type="float">
            <text:p>0.003542716574506</text:p>
          </table:table-cell>
          <table:table-cell office:value-type="float" office:value="-8.518874980632" calcext:value-type="float">
            <text:p>-8.51887498063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25470990536873" calcext:value-type="float">
            <text:p>0.006254709905369</text:p>
          </table:table-cell>
          <table:table-cell office:value-type="float" office:value="-8.75550610294529" calcext:value-type="float">
            <text:p>-8.7555061029452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88984647145115" calcext:value-type="float">
            <text:p>0.006889846471451</text:p>
          </table:table-cell>
          <table:table-cell office:value-type="float" office:value="-8.89346176258489" calcext:value-type="float">
            <text:p>-8.8934617625848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82039725580397" calcext:value-type="float">
            <text:p>0.005820397255804</text:p>
          </table:table-cell>
          <table:table-cell office:value-type="float" office:value="-8.99486989839696" calcext:value-type="float">
            <text:p>-8.9948698983969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90539868533675" calcext:value-type="float">
            <text:p>0.005905398685337</text:p>
          </table:table-cell>
          <table:table-cell office:value-type="float" office:value="-9.07979186728597" calcext:value-type="float">
            <text:p>-9.0797918672859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88842243242915" calcext:value-type="float">
            <text:p>0.005888422432429</text:p>
          </table:table-cell>
          <table:table-cell office:value-type="float" office:value="-9.15500626033136" calcext:value-type="float">
            <text:p>-9.1550062603313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81199307537759" calcext:value-type="float">
            <text:p>0.005811993075378</text:p>
          </table:table-cell>
          <table:table-cell office:value-type="float" office:value="-9.22459673968016" calcext:value-type="float">
            <text:p>-9.2245967396801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69140530228446" calcext:value-type="float">
            <text:p>0.005691405302284</text:p>
          </table:table-cell>
          <table:table-cell office:value-type="float" office:value="-9.29921637081925" calcext:value-type="float">
            <text:p>-9.2992163708192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605142991360124" calcext:value-type="float">
            <text:p>0.006051429913601</text:p>
          </table:table-cell>
          <table:table-cell office:value-type="float" office:value="-9.43737548319148" calcext:value-type="float">
            <text:p>-9.4373754831914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46116466487554" calcext:value-type="float">
            <text:p>0.005461164664876</text:p>
          </table:table-cell>
          <table:table-cell office:value-type="float" office:value="-9.66667138080679" calcext:value-type="float">
            <text:p>-9.6666713808067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32472129643574" calcext:value-type="float">
            <text:p>0.005324721296436</text:p>
          </table:table-cell>
          <table:table-cell office:value-type="float" office:value="-9.94456390900939" calcext:value-type="float">
            <text:p>-9.9445639090093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00580446043763076" calcext:value-type="float">
            <text:p>0.005804460437631</text:p>
          </table:table-cell>
          <table:table-cell office:value-type="float" office:value="-10.1934802919743" calcext:value-type="float">
            <text:p>-10.19348029197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8T05:17:24.585194982</dc:date>
    <meta:editing-duration>PT2M23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10_T3_tuning.B1:M_201028_FU_M10_T3_tuning.B21 M_201028_FU_M10_T3_tuning.E1:M_201028_FU_M10_T3_tuning.E21" chart:data-source-has-labels="both" svg:x="0.511cm" svg:y="0.205cm" svg:width="12.376cm" svg:height="8.639cm">
          <chartooo:coordinate-region svg:x="1.609cm" svg:y="0.404cm" svg:width="11.091cm" svg:height="7.793cm"/>
          <chart:axis chart:dimension="x" chart:name="primary-x" chart:style-name="ch4" chartooo:axis-type="auto">
            <chartooo:date-scale/>
            <chart:categories table:cell-range-address="M_201028_FU_M10_T3_tuning.B2:M_201028_FU_M10_T3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10_T3_tuning.E2:M_201028_FU_M10_T3_tuning.E21" chart:label-cell-address="M_201028_FU_M10_T3_tuning.E1:M_201028_FU_M10_T3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10_T3_tuning.E1:M_201028_FU_M10_T3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10_T3_tuning.B2:M_201028_FU_M10_T3_tuning.B21</svg:desc>
                </draw:g>
              </table:table-cell>
              <table:table-cell office:value-type="float" office:value="0.00629834273219187">
                <text:p>0.00629834273219187</text:p>
                <draw:g>
                  <svg:desc>M_201028_FU_M10_T3_tuning.E2:M_201028_FU_M10_T3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685393435175218">
                <text:p>0.0068539343517521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611711796129605">
                <text:p>0.0061171179612960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491842595662229">
                <text:p>0.004918425956622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46157889988019">
                <text:p>0.00461578899880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634728362588108">
                <text:p>0.006347283625881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469442874875003">
                <text:p>0.004694428748750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293547084660729">
                <text:p>0.002935470846607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354271657450586">
                <text:p>0.003542716574505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625470990536873">
                <text:p>0.006254709905368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88984647145115">
                <text:p>0.006889846471451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582039725580397">
                <text:p>0.005820397255803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590539868533675">
                <text:p>0.0059053986853367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588842243242915">
                <text:p>0.0058884224324291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581199307537759">
                <text:p>0.005811993075377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569140530228446">
                <text:p>0.0056914053022844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605142991360124">
                <text:p>0.006051429913601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546116466487554">
                <text:p>0.0054611646648755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532472129643574">
                <text:p>0.0053247212964357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580446043763076">
                <text:p>0.00580446043763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